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77">
            <text:p>47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78">
            <text:p>2,878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10">
            <text:p>1,11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10">
            <text:p>1,11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89">
            <text:p>148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1009">
            <text:p>100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212">
            <text:p>13212</text:p>
          </table:table-cell>
          <table:table-cell table:style-name="ce22" office:value-type="float" office:value="1145">
            <text:p>11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90">
            <text:p>16090</text:p>
          </table:table-cell>
          <table:table-cell table:style-name="ce22" office:value-type="float" office:value="1233">
            <text:p>12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